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DA000006DA23AFF7E687F1B2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itree Medium" svg:font-family="'Maitree Medium'" style:font-adornments="Regular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plon Mono" svg:font-family="'Simplon Mono'" style:font-family-generic="roman" style:font-pitch="variable"/>
  </office:font-face-decls>
  <office:automatic-styles>
    <style:style style:name="P1" style:family="paragraph" style:parent-style-name="Heading_20_1">
      <style:text-properties style:font-name="Maitree Medium"/>
    </style:style>
    <style:style style:name="P2" style:family="paragraph" style:parent-style-name="Heading_20_1" style:master-page-name="First_20_Page">
      <style:paragraph-properties fo:text-align="center" style:justify-single-word="false" style:page-number="0"/>
      <style:text-properties style:font-name="Maitree Medium" officeooo:rsid="0016a469" officeooo:paragraph-rsid="0016a469"/>
    </style:style>
    <style:style style:name="P3" style:family="paragraph" style:parent-style-name="Heading_20_1">
      <style:text-properties style:font-name="Maitree Medium" officeooo:paragraph-rsid="0016a469"/>
    </style:style>
    <style:style style:name="P4" style:family="paragraph" style:parent-style-name="Heading_20_2">
      <style:paragraph-properties fo:text-align="center" style:justify-single-word="false"/>
      <style:text-properties style:font-name="Maitree Medium" officeooo:rsid="0016a469" officeooo:paragraph-rsid="0016a469"/>
    </style:style>
    <style:style style:name="P5" style:family="paragraph" style:parent-style-name="List_20_Paragraph" style:list-style-name="WWNum2">
      <style:text-properties style:font-name="Maitree Medium" officeooo:paragraph-rsid="0016a469"/>
    </style:style>
    <style:style style:name="P6" style:family="paragraph" style:parent-style-name="List_20_Paragraph" style:list-style-name="L4">
      <style:text-properties style:font-name="Maitree Medium" officeooo:rsid="0016a469" officeooo:paragraph-rsid="0016a469"/>
    </style:style>
    <style:style style:name="P7" style:family="paragraph" style:parent-style-name="List_20_Paragraph" style:list-style-name="L4">
      <style:text-properties style:font-name="Maitree Medium" officeooo:paragraph-rsid="0016a469"/>
    </style:style>
    <style:style style:name="P8" style:family="paragraph" style:parent-style-name="List_20_Paragraph" style:list-style-name="L5">
      <style:text-properties style:font-name="Maitree Medium" fo:font-size="11pt" officeooo:paragraph-rsid="0016a469" style:font-size-asian="11pt" style:font-size-complex="11pt"/>
    </style:style>
    <style:style style:name="P9" style:family="paragraph" style:parent-style-name="Standard">
      <style:text-properties style:font-name="Maitree Medium"/>
    </style:style>
    <style:style style:name="P10" style:family="paragraph" style:parent-style-name="Standard">
      <style:paragraph-properties fo:text-align="center" style:justify-single-word="false"/>
      <style:text-properties style:font-name="Maitree Medium" officeooo:rsid="0016a469" officeooo:paragraph-rsid="0016a469"/>
    </style:style>
    <style:style style:name="P11" style:family="paragraph" style:parent-style-name="Standard">
      <style:text-properties style:font-name="Maitree Medium" officeooo:rsid="0016a469" officeooo:paragraph-rsid="0016a469"/>
    </style:style>
    <style:style style:name="P12" style:family="paragraph" style:parent-style-name="Standard">
      <style:text-properties style:font-name="Maitree Medium" officeooo:paragraph-rsid="0016a469"/>
    </style:style>
    <style:style style:name="P13" style:family="paragraph" style:parent-style-name="Standard" style:list-style-name="L2">
      <style:text-properties style:font-name="Maitree Medium"/>
    </style:style>
    <style:style style:name="P14" style:family="paragraph" style:parent-style-name="Standard" style:list-style-name="L6">
      <style:text-properties style:font-name="Maitree Medium" officeooo:paragraph-rsid="0016a469"/>
    </style:style>
    <style:style style:name="P15" style:family="paragraph" style:parent-style-name="Standard" style:list-style-name="L5"/>
    <style:style style:name="P16" style:family="paragraph" style:parent-style-name="Standard" style:list-style-name="L6">
      <style:text-properties officeooo:paragraph-rsid="0016a469"/>
    </style:style>
    <style:style style:name="P17" style:family="paragraph" style:parent-style-name="Text_20_body">
      <style:text-properties style:font-name="Maitree Medium"/>
    </style:style>
    <style:style style:name="P18" style:family="paragraph" style:parent-style-name="Text_20_body">
      <style:text-properties style:font-name="Maitree Medium" officeooo:paragraph-rsid="0016a469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officeooo:rsid="0016a469"/>
    </style:style>
    <style:style style:name="T2" style:family="text">
      <style:text-properties style:font-name="Arial" fo:font-size="14pt" style:font-size-asian="14pt" style:font-name-complex="Arial2" style:font-size-complex="14pt"/>
    </style:style>
    <style:style style:name="T3" style:family="text">
      <style:text-properties fo:font-size="14pt" style:font-size-asian="14pt" style:font-name-complex="Arial2" style:font-size-complex="14pt"/>
    </style:style>
    <style:style style:name="T4" style:family="text">
      <style:text-properties fo:font-size="14pt" officeooo:rsid="0016a469" style:font-size-asian="14pt" style:font-name-complex="Arial2" style:font-size-complex="14pt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fo:font-weight="normal" officeooo:rsid="0016a469"/>
    </style:style>
    <style:style style:name="T7" style:family="text">
      <style:text-properties style:font-name="Maitree Medium"/>
    </style:style>
    <style:style style:name="T8" style:family="text">
      <style:text-properties style:font-name="Maitree Medium" officeooo:rsid="0016a469"/>
    </style:style>
    <style:style style:name="T9" style:family="text">
      <style:text-properties style:font-name-complex="Arial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utterfly</text:h>
      <text:p text:style-name="P10"/>
      <text:h text:style-name="P4" text:outline-level="2">Arthur Garcia – RA: 01231130</text:h>
      <text:p text:style-name="P9"/>
      <text:p text:style-name="P9"/>
      <text:h text:style-name="P1" text:outline-level="1">Contexto do Negócio</text:h>
      <text:p text:style-name="P11">Há uma necessidade no mercado online para um site dedicado exclusivamente ao tênis de mesa. A falta de um lugar onde têm informações estatísticas, jogos interativos e interações com outros entusiastas do esporte cria uma oportunidade única.</text:p>
      <text:p text:style-name="P12"/>
      <text:p text:style-name="P12"><text:span text:style-name="T1">Meu público-alvo podem variar de diversas formas, podem incluir jogadores de tênis de mesa de todos os níveis, treinadores, fãs do esporte e até mesmo pessoas interessadas em aprender mais sobre o jogo.</text:span></text:p>
      <text:p text:style-name="P12"/>
      <text:p text:style-name="P11">No site há alguns recursos exclusivos, como os gráficos estatísticos detalhados que fornecem informações valiosas sobre o desempenho dos jogadores, o jogo Pong interativo e a página de contato para interação direta com os usuários. Essa interação faz com que os usuários possam verificar suas informações e suas informações analíticas.</text:p>
      <text:p text:style-name="P12"/>
      <text:h text:style-name="P1" text:outline-level="1">Objetivo</text:h>
      <text:p text:style-name="P9"/>
      <text:p text:style-name="P17">O objetivo principal do desenvolvimento desse projeto é criar um site dedicado ao tênis de mesa que forneça informações estatísticas relevantes, um jogo interativo e uma plataforma de interação com a comunidade, a fim de se tornar a principal referência online para entusiastas desse esporte. O projeto visa atingir os seguintes objetivos específicos:</text:p>
      <text:list text:style-name="L2">
        <text:list-item>
          <text:p text:style-name="P13">Desenvolver gráficos que buscam informações do banco de dados, apresentando estatísticas detalhadas sobre o tempo de cada partida, o total de partidas e o total de pontos acumulados. Essas informações permitirão aos jogadores, treinadores e fãs do esporte uma análise aprofundada do desempenho individual e coletivo, contribuindo para o aprimoramento do jogo.</text:p>
        </text:list-item>
        <text:list-item>
          <text:p text:style-name="P13">Desenvolver e implementar um jogo Pong no site, que permita aos usuários desfrutar de uma experiência envolvente e divertida relacionada ao tênis de mesa. O jogo também servirá como uma ferramenta para coletar informações de tempo, pontos e partidas, <text:soft-page-break/>enriquecendo ainda mais as estatísticas do site e proporcionando um entretenimento interativo aos visitantes.</text:p>
        </text:list-item>
        <text:list-item>
          <text:p text:style-name="P13">Criar uma página de contato com um formulário que permita aos usuários entrar em contato de maneira fácil e conveniente. Além disso, considerar a implementação de um fórum de discussão ou outras formas de interação, onde os jogadores, treinadores e fãs do tênis de mesa possam compartilhar experiências, dúvidas, dicas e criar uma comunidade ativa e engajada.</text:p>
        </text:list-item>
        <text:list-item>
          <text:p text:style-name="P13">Buscar parcerias com marcas relevantes do setor de tênis de mesa, como fabricantes de equipamentos esportivos, lojas especializadas e treinadores renomados. Essas parcerias podem resultar em oportunidades de monetização, como a venda de publicidade, produtos e serviços relacionados ao esporte, gerando receita para o projeto.</text:p>
        </text:list-item>
        <text:list-item>
          <text:p text:style-name="P13">Comprometer-se a manter o site atualizado com conteúdo fresco, adicionando novas funcionalidades e recursos que atendam às demandas da comunidade do tênis de mesa. Isso inclui a análise contínua do mercado, a adição de novas estatísticas relevantes, a expansão do jogo Pong e a incorporação de recursos solicitados pelos usuários para melhorar constantemente a experiência do site.</text:p>
        </text:list-item>
      </text:list>
      <text:p text:style-name="P9">O objetivo geral do projeto é estabelecer um site de referência no segmento de tênis de mesa, oferecendo informações estatísticas, entretenimento interativo e uma plataforma de interação com a comunidade. Ao alcançar esses objetivos, o projeto terá sucesso em atrair um público engajado, gerar receita por meio de parcerias estratégicas e se tornar uma autoridade reconhecida nesse nicho específico.</text:p>
      <text:p text:style-name="P9"/>
      <text:p text:style-name="P9"/>
      <text:h text:style-name="P1" text:outline-level="1">Justificativa</text:h>
      <text:p text:style-name="P9"/>
      <text:p text:style-name="P18">O tênis de mesa é um esporte popular em todo o mundo, com uma comunidade de entusiastas ávidos por informações relevantes. Ao criar um site dedicado exclusivamente a esse esporte, <text:span text:style-name="T1">eu estou preenchendo uma lacuna existente </text:span>e atendendo a uma demanda específica. Isso significa que há um público-alvo já estabelecido e interessado em acessar conteúdo relacionado ao tênis de mesa.</text:p>
      <text:p text:style-name="P18">Os dois gráficos que buscam informações do banco de dados fornecem dados estatísticos valiosos sobre o tempo de cada partida, o total de partidas e o total de pontos acumulados. Essas estatísticas são importantes para os jogadores, treinadores e fãs do esporte, pois ajudam a entender e analisar o desempenho individual e coletivo. Essa funcionalidade exclusiva oferece uma vantagem competitiva, já que poucos sites fornecem essas informações de forma tão detalhada e visualmente atraente.</text:p>
      <text:p text:style-name="P18"><text:soft-page-break/>A inclusão do jogo Pong no site é uma maneira envolvente e divertida de atrair visitantes e aumentar o engajamento. Além disso, o jogo também serve como uma ferramenta adicional para coletar informações importantes, como tempo, pontos e partidas. Esses dados podem ser usados para melhorar a experiência do usuário e fornecer insights valiosos para análises futuras. Ter um elemento interativo como esse no site cria uma experiência mais imersiva para os usuários, tornando seu site mais memorável e atraente.</text:p>
      <text:p text:style-name="P18">O formulário de contato no site permite que os visitantes entrem em contato com você de forma rápida e conveniente. Isso é essencial para criar um canal direto de comunicação com sua audiência e estabelecer um relacionamento próximo. Além disso, a página de contato também pode ser uma oportunidade para oferecer suporte personalizado, responder a dúvidas e receber feedback dos usuários. Isso demonstra um compromisso em fornecer um excelente serviço ao cliente e fortalece a confiança e a credibilidade do seu site.</text:p>
      <text:p text:style-name="P18">Em resumo, a ideia de um site dedicado ao tênis de mesa, com gráficos estatísticos detalhados, um jogo interativo e uma página de contato, tem o potencial de atrair uma audiência já estabelecida, oferecer informações valiosas, criar uma experiência envolvente e interativa, além de estabelecer um canal de comunicação direto com os usuários. Essa combinação única de recursos proporcionará um valor agregado significativo aos visitantes, o que pode resultar em maior engajamento, fidelidade e reconhecimento do seu site no universo do tênis de mesa.</text:p>
      <text:p text:style-name="P9"/>
      <text:h text:style-name="P1" text:outline-level="1">Escopo</text:h>
      <text:p text:style-name="P9"/>
      <text:p text:style-name="P12"><text:span text:style-name="T3">Desenvolver um site institucional</text:span></text:p>
      <text:list xml:id="list921135929" text:style-name="WWNum2">
        <text:list-item>
          <text:p text:style-name="P5"><text:span text:style-name="T3"><text:s/></text:span><text:span text:style-name="T4">Duas principais telas</text:span><text:span text:style-name="T3">: </text:span><text:span text:style-name="T4">Landing-Page</text:span><text:span text:style-name="T3">, </text:span><text:span text:style-name="T4">Sobre Mim</text:span><text:span text:style-name="T3">;</text:span></text:p>
        </text:list-item>
        <text:list-item>
          <text:p text:style-name="P5"><text:span text:style-name="T3"><text:s/></text:span><text:span text:style-name="T4">T</text:span><text:span text:style-name="T3">ela</text:span><text:span text:style-name="T4">s</text:span><text:span text:style-name="T3"> </text:span><text:span text:style-name="T4">de C</text:span><text:span text:style-name="T3">adastro e </text:span><text:span text:style-name="T4">L</text:span><text:span text:style-name="T3">ogin</text:span></text:p>
        </text:list-item>
        <text:list-item>
          <text:p text:style-name="P5"><text:span text:style-name="T4">Após o Login, há mais quatro páginas, as que são: Jogadores, Pong, Dashboard e Contato</text:span></text:p>
        </text:list-item>
        <text:list-item>
          <text:p text:style-name="P5"><text:span text:style-name="T3"><text:s/>Em uma versão: Desktop;</text:span></text:p>
        </text:list-item>
        <text:list-item>
          <text:p text:style-name="P5"><text:span text:style-name="T3"><text:s/>Compatível com: Safari, Firefox, Internet Explorer e Windows;</text:span></text:p>
        </text:list-item>
      </text:list>
      <text:h text:style-name="P3" text:outline-level="1">Escopo <text:span text:style-name="T1">Futuro</text:span></text:h>
      <text:p text:style-name="P11"><text:span text:style-name="T3">Atualizações futuras do site</text:span></text:p>
      <text:list xml:id="list4221818179" text:style-name="L4">
        <text:list-item>
          <text:p text:style-name="P7"><text:span text:style-name="T4">F</text:span><text:span text:style-name="T3">órum de discussão.</text:span></text:p>
        </text:list-item>
        <text:list-item>
          <text:p text:style-name="P7"><text:soft-page-break/><text:span text:style-name="T4">T</text:span><text:span text:style-name="T3">utoriais em vídeo</text:span></text:p>
        </text:list-item>
        <text:list-item>
          <text:p text:style-name="P6"><text:span text:style-name="T3">Editar Perfil</text:span></text:p>
        </text:list-item>
        <text:list-item>
          <text:p text:style-name="P6"><text:span text:style-name="T3">Páginas de usuário Master</text:span></text:p>
        </text:list-item>
      </text:list>
      <text:p text:style-name="P12"/>
      <text:h text:style-name="P1" text:outline-level="1">Premissas </text:h>
      <text:p text:style-name="P9"/>
      <text:list text:style-name="L5">
        <text:list-item>
          <text:p text:style-name="P15"><text:span text:style-name="T5">Disponibilidade de dados</text:span><text:span text:style-name="T7"> </text:span></text:p>
        </text:list-item>
        <text:list-item>
          <text:p text:style-name="P15"><text:span text:style-name="T5">Capacidade de desenvolvimento web</text:span> </text:p>
        </text:list-item>
        <text:list-item>
          <text:p text:style-name="P15"><text:span text:style-name="T5">Manutenção e atualização contínua</text:span> </text:p>
        </text:list-item>
        <text:list-item>
          <text:p text:style-name="P15"><text:span text:style-name="T5">Aceitação do público-alvo</text:span> </text:p>
        </text:list-item>
        <text:list-item>
          <text:p text:style-name="P8"><text:span text:style-name="T9">Disponibilidade de rede de dados WiFi ou 3/4G para a desenvolvedora alocada no projeto;</text:span></text:p>
        </text:list-item>
      </text:list>
      <text:p text:style-name="Standard"/>
      <text:h text:style-name="P3" text:outline-level="1">Restrições</text:h>
      <text:list text:style-name="L6">
        <text:list-item>
          <text:p text:style-name="P16"><text:span text:style-name="T8">Pouco tempo para a realização do projeto</text:span></text:p>
        </text:list-item>
        <text:list-item>
          <text:p text:style-name="P14"><text:span text:style-name="T1">Diversos outros projetos para serem trabalhados</text:span></text:p>
        </text:list-item>
        <text:list-item>
          <text:p text:style-name="P14"><text:span text:style-name="T6">Compatibilidade e acessibilidade</text:span><text:span text:style-name="T1"> 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itree Medium" svg:font-family="'Maitree Medium'" style:font-adornments="Regular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plon Mono" svg:font-family="'Simplon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1cm" fo:margin-bottom="0.071cm" style:contextual-spacing="false" fo:line-height="100%" fo:text-align="start" style:justify-single-word="false" fo:orphans="2" fo:widows="2" style:writing-mode="lr-tb"/>
      <style:text-properties fo:color="#595959" loext:opacity="100%" style:font-name="Simplon Mono" fo:font-family="'Simplon Mono'" style:font-family-generic="roman" style:font-pitch="variable" style:letter-kerning="true"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loext:linked-style-name="Sem_20_Espaçamento_20_Char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.071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.071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071cm" fo:margin-bottom="0.071cm" style:contextual-spacing="true" fo:text-indent="0cm" style:auto-text-indent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2f5496" loext:opacity="100%" style:font-name="Simplon Mono" fo:font-family="'Simplon Mono'" style:font-family-generic="roman" style:font-pitch="variable" fo:font-size="16pt" fo:font-weight="bold" style:letter-kerning="true" style:font-name-asian="F" style:font-family-generic-asian="system" style:font-pitch-asian="variable" style:font-size-asian="16pt" style:language-asian="pt" style:country-asian="BR" style:font-weight-asian="bold" style:font-name-complex="F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fo:color="#2f5496" loext:opacity="100%" style:font-name="Simplon Mono" fo:font-family="'Simplon Mono'" style:font-family-generic="roman" style:font-pitch="variable" fo:font-size="13pt" style:letter-kerning="true" style:font-name-asian="F" style:font-family-generic-asian="system" style:font-pitch-asian="variable" style:font-size-asian="13pt" style:language-asian="pt" style:country-asian="BR" style:font-name-complex="F" style:font-family-generic-complex="system" style:font-pitch-complex="variable" style:font-size-complex="13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em_20_Espaçamento_20_Char" style:display-name="Sem Espaçamento Char" style:family="text" style:parent-style-name="Default_20_Paragraph_20_Font" loext:linked-style-name="No_20_Spacing"/>
    <style:style style:name="Título_20_3_20_Char" style:display-name="Título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letter-kerning="true" style:font-name-asian="F" style:font-family-generic-asian="system" style:font-pitch-asian="variable" style:font-size-asian="12pt" style:language-asian="pt" style:country-asian="BR" style:font-name-complex="F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7cm" fo:margin-left="1.7cm" fo:margin-right="1.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cm" fo:margin-left="0cm" fo:margin-right="0cm" fo:margin-bottom="0.3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635783502" draw:style-name="Mgr1" draw:text-style-name="MP1" svg:width="21.033cm" svg:height="29.705cm" svg:x="-1.716cm" svg:y="-1.785cm"><draw:image xlink:href="Pictures/10000000000004DA000006DA23AFF7E687F1B29D.png" xlink:type="simple" xlink:show="embed" xlink:actuate="onLoad" draw:mime-type="image/png"><text:p/></draw:image></draw:fram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frame text:anchor-type="char" draw:z-index="0" draw:name="WordPictureWatermark635783500" draw:style-name="Mgr1" draw:text-style-name="MP1" svg:width="21.033cm" svg:height="29.705cm" svg:x="-1.716cm" svg:y="-1.785cm"><draw:image xlink:href="Pictures/10000000000004DA000006DA23AFF7E687F1B29D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tores</meta:initial-creator>
    <meta:editing-cycles>4</meta:editing-cycles>
    <meta:print-date>2021-11-24T22:39:00</meta:print-date>
    <meta:creation-date>2023-02-14T20:42:00</meta:creation-date>
    <dc:date>2023-06-04T21:49:23.907000000</dc:date>
    <meta:editing-duration>PT1H54M32S</meta:editing-duration>
    <meta:generator>LibreOffice/7.5.3.2$Windows_X86_64 LibreOffice_project/9f56dff12ba03b9acd7730a5a481eea045e468f3</meta:generator>
    <meta:document-statistic meta:table-count="0" meta:image-count="0" meta:object-count="0" meta:page-count="4" meta:paragraph-count="43" meta:word-count="1015" meta:character-count="6613" meta:non-whitespace-character-count="5652"/>
    <meta:user-defined meta:name="AppVersion">16.0000</meta:user-defined>
    <meta:user-defined meta:name="ContentTypeId">0x0101007F8ECE7139958D46ABEDA89D12B90CBF</meta:user-defined>
    <meta:user-defined meta:name="MediaServiceImageTags"/>
    <meta:template xlink:type="simple" xlink:actuate="onRequest" xlink:title="Normal" xlink:href=""/>
  </office:meta>
</office:document-meta>
</file>